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a779"/>
    </style:style>
    <style:style style:name="P2" style:family="paragraph" style:parent-style-name="Standard">
      <style:text-properties fo:font-weight="bold" officeooo:rsid="0008a779" officeooo:paragraph-rsid="0008a77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8a779" style:font-weight-asian="bold" style:font-weight-complex="bold"/>
    </style:style>
    <style:style style:name="P4" style:family="paragraph" style:parent-style-name="Standard">
      <style:text-properties officeooo:rsid="000959a2" officeooo:paragraph-rsid="000959a2"/>
    </style:style>
    <style:style style:name="P5" style:family="paragraph" style:parent-style-name="Standard">
      <style:text-properties officeooo:paragraph-rsid="000a8c28"/>
    </style:style>
    <style:style style:name="P6" style:family="paragraph" style:parent-style-name="Standard">
      <style:text-properties officeooo:paragraph-rsid="000c7e3d"/>
    </style:style>
    <style:style style:name="T1" style:family="text">
      <style:text-properties officeooo:rsid="0008a7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959a2"/>
    </style:style>
    <style:style style:name="T4" style:family="text">
      <style:text-properties officeooo:rsid="000a8c28"/>
    </style:style>
    <style:style style:name="T5" style:family="text">
      <style:text-properties style:font-name="Liberation Serif" officeooo:rsid="000a8c28" style:font-name-asian="Liberation Serif" style:font-name-complex="Liberation Serif"/>
    </style:style>
    <style:style style:name="T6" style:family="text">
      <style:text-properties style:font-name="Liberation Serif" officeooo:rsid="000c7e3d" style:font-name-asian="Liberation Serif" style:font-name-complex="Liberation Serif"/>
    </style:style>
    <style:style style:name="T7" style:family="text">
      <style:text-properties style:font-name="Liberation Serif" officeooo:rsid="000c7e3d"/>
    </style:style>
    <style:style style:name="T8" style:family="text">
      <style:text-properties officeooo:rsid="000c7e3d"/>
    </style:style>
    <style:style style:name="T9" style:family="text">
      <style:text-properties officeooo:rsid="000e6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F 222 – Computa<text:span text:style-name="T1">ção</text:span> Experimental </text:p>
      <text:p text:style-name="P3">Testes n<text:span text:style-name="T1">ã</text:span>o-param<text:span text:style-name="T1">é</text:span>tricos </text:p>
      <text:p text:style-name="P2">Nome: <text:span text:style-name="T2">Yuri Cardoso Bragine</text:span></text:p>
      <text:p text:style-name="P2">Matrícula:<text:span text:style-name="T2"> 108199</text:span></text:p>
      <text:p text:style-name="P1"/>
      <text:p text:style-name="P1">1. No exercício 1 foram dadas as idades das melhores atrizes e dos melhores atores premiados com Oscar. Uma das perguntas foi: “Existe uma tendência das melhores atrizes serem mais jovens que os melhores atores?” Na <text:span text:style-name="T1">época</text:span>, isto foi respondido com base em medidas de centro, como m<text:span text:style-name="T1">é</text:span>dia e mediana. Agora pode ser respondido com testes de hipótese, mais especificamente com testes n<text:span text:style-name="T1">ã</text:span>o paramétricos.</text:p>
      <text:p text:style-name="P1">a) Selecione uma amostra (ao acaso) de tamanho apropriado das idades dos melhores atores e verifique a hipótese nula que a mediana da popula<text:span text:style-name="T1">çã</text:span>o dos atores <text:span text:style-name="T1">é</text:span> igual <text:span text:style-name="T1">à</text:span> 33.5, a mediana da idade das atrizes, contra a hipótese alternativa que <text:span text:style-name="T1">é </text:span>maior. Use o teste dos sinais e o valor-p. Comente o resultado. </text:p>
      <text:p text:style-name="P4">Partindo dos dados</text:p>
      <text:p text:style-name="P4"><text:tab/>Idade dos Melhores Atores: </text:p>
      <text:p text:style-name="P4"><text:tab/>44 41 62 52 41 34 34 52 41 37 38 34 32 40 43 </text:p>
      <text:p text:style-name="P4"><text:tab/>56 41 39 49 57 41 38 42 52 51 35 30 39 41 44 </text:p>
      <text:p text:style-name="P4"><text:tab/>49 35 47 31 47 37 57 42 45 42 44 62 43 42 48 </text:p>
      <text:p text:style-name="P4"><text:tab/>49 56 38 60 30 40 42 36 76 39 53 45 36 62 43 </text:p>
      <text:p text:style-name="P4"><text:tab/>51 32 42 54 52 37 38 32 45 60 46 40 36 47 29 43 </text:p>
      <text:p text:style-name="P4"/>
      <text:p text:style-name="P4"><text:tab/>Idade das Melhores Atrizes </text:p>
      <text:p text:style-name="P4"><text:tab/>22 37 28 63 32 26 31 27 27 28 30 26 29 24 38 </text:p>
      <text:p text:style-name="P4"><text:tab/>25 29 41 30 35 35 33 29 38 54 24 25 46 41 28 </text:p>
      <text:p text:style-name="P4"><text:tab/>40 39 29 27 31 38 29 25 35 60 43 35 34 34 17 </text:p>
      <text:p text:style-name="P4"><text:tab/>37 42 41 36 32 41 33 31 74 33 50 38 61 21 41 </text:p>
      <text:p text:style-name="P4"><text:tab/>26 80 42 19 33 35 45 49 39 34 26 25 33 35 35 28 </text:p>
      <text:p text:style-name="P4"/>
      <text:p text:style-name="P5"><text:tab/><text:span text:style-name="T3">Sendo h0 a hipótese de que a mediana da população dos atores é igual à 33.5 </text:span><text:span text:style-name="T4">e h1 sendo a hipótese de que é maior faremos o teste dos sinais. Selecionando a amostra [</text:span><text:span text:style-name="T3">56, 41, 39, 49, 57, 41, 38, 42, 52, 51, 35, 30, 39, 41, 44, 49, 35, 47, 31, 47, 37, 57, 42, 45, 42, 44, 62, 43, 42, 48</text:span><text:span text:style-name="T4">] temos 28 idades maiores que 33.5. Ou seja, encontraremos valor-p = P(</text:span><text:span text:style-name="T8">S </text:span><text:span text:style-name="T4">&gt;= 28) usando a distribuição normal, com n = 30, </text:span>µ <text:span text:style-name="T4">= 30/2 = 15 e </text:span>σ <text:span text:style-name="T4">= </text:span><text:span text:style-name="T5">√</text:span><text:span text:style-name="T4">30/2 = 2.73861.</text:span></text:p>
      <text:p text:style-name="P6"><text:tab/><text:span text:style-name="T4">Valor-p = P(Z &gt;= (2</text:span><text:span text:style-name="T9">7.5</text:span><text:span text:style-name="T4"> – </text:span><text:span text:style-name="T8">15</text:span><text:span text:style-name="T4">)/2.73861) = </text:span><text:span text:style-name="T8">1 –</text:span><text:span text:style-name="T4"> </text:span><text:span text:style-name="T7">Φ</text:span><text:span text:style-name="T4">(</text:span><text:span text:style-name="T8">4.</text:span><text:span text:style-name="T9">54</text:span><text:span text:style-name="T4">) </text:span><text:span text:style-name="T6">≈</text:span><text:span text:style-name="T4"> 0.0 </text:span></text:p>
      <text:p text:style-name="P6"><text:span text:style-name="T8"><text:tab/>Portanto se rejeita h0 dado que o valor p é pequeno</text:span></text:p>
      <text:p text:style-name="P1"/>
      <text:p text:style-name="P1">b) Faca o mesmo, com os mesmos dados, mas usando o valor-p do teste dos postos sinalizados de Wilcoxon. Comente eventuais diferen<text:span text:style-name="T1">ç</text:span>as em rela<text:span text:style-name="T1">ção</text:span> ao resultado anterior. </text:p>
      <text:p text:style-name="P1">c) Selecione duas amostras ao acaso, uma das idades das atrizes e outra das idades dos atores, e use o teste da soma dos postos para responder <text:span text:style-name="T1">à</text:span> pergunta do exerc<text:span text:style-name="T1">í</text:span>cio 1 citada acima. Escreve as hip<text:span text:style-name="T1">ó</text:span>teses nula e alternativa que est<text:span text:style-name="T1">á</text:span> verificando, apresente e comente o resultad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50:27.881000000</meta:creation-date>
    <dc:date>2023-10-31T21:45:51.976000000</dc:date>
    <meta:editing-duration>PT2H55M23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4" meta:word-count="486" meta:character-count="2337" meta:non-whitespace-character-count="1839"/>
  </office:meta>
</office:document-meta>
</file>